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125cm" draw:marker-end-width="0.12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125cm" draw:marker-end-width="0.125cm" draw:fill="none" draw:fill-color="#ffffff" fo:min-height="1.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6pt" style:letter-kerning="true" style:font-name-asian="Droid Sans Fallback" style:font-size-asian="16pt" style:font-name-complex="FreeSans" style:font-size-complex="16pt"/>
    </style:style>
    <style:style style:name="T1" style:family="text">
      <style:text-properties style:font-name="Arial" fo:font-size="16pt" style:letter-kerning="true" style:font-name-asian="Droid Sans Fallback" style:font-size-asian="16pt" style:font-name-complex="FreeSans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cm" svg:height="2.6cm" svg:x="12cm" svg:y="1cm">
          <text:p text:style-name="P1"><text:span text:style-name="T1">PROCESO </text:span></text:p>
          <text:p text:style-name="P1"><text:span text:style-name="T1">LI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cm" svg:height="2.6cm" svg:x="9cm" svg:y="6cm">
          <text:p text:style-name="P1"><text:span text:style-name="T1">LEO </text:span></text:p>
          <text:p text:style-name="P1"><text:span text:style-name="T1">PARAMETRO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.6cm" svg:x="15cm" svg:y="6cm">
          <text:p text:style-name="P1"><text:span text:style-name="T1">GENERO</text:span></text:p>
          <text:p text:style-name="P1"><text:span text:style-name="T1">LI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cm" svg:height="2.6cm" svg:x="3cm" svg:y="6cm">
          <text:p text:style-name="P1"><text:span text:style-name="T1">ABRO </text:span></text:p>
          <text:p text:style-name="P1"><text:span text:style-name="T1">ARCHIVO</text:span></text:p>
          <text:p text:style-name="P1"><text:span text:style-name="T1">PARAMETRO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cm" svg:height="2.6cm" svg:x="21cm" svg:y="6cm">
          <text:p text:style-name="P1"><text:span text:style-name="T1">CIERRO </text:span></text:p>
          <text:p text:style-name="P1"><text:span text:style-name="T1">ARCHIVO</text:span></text:p>
          <text:p text:style-name="P1"><text:span text:style-name="T1">PARAMETROS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19.4cm" svg:y1="6.2cm" svg:x2="19.8cm" svg:y2="6.7cm">
            <text:p/>
          </draw:line>
          <draw:line draw:style-name="gr3" draw:text-style-name="P1" draw:layer="layout" svg:x1="19.5cm" svg:y1="6.1cm" svg:x2="19.9cm" svg:y2="6.6cm">
            <text:p/>
          </draw:line>
        </draw:g>
        <draw:custom-shape draw:style-name="gr2" draw:text-style-name="P1" xml:id="id6" draw:id="id6" draw:layer="layout" svg:width="5cm" svg:height="2.6cm" svg:x="12cm" svg:y="10cm">
          <text:p text:style-name="P1"><text:span text:style-name="T1">GENERO</text:span></text:p>
          <text:p text:style-name="P1"><text:span text:style-name="T1">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.5cm" svg:y1="3.6cm" svg:x2="5.5cm" svg:y2="6cm" draw:start-shape="id1" draw:start-glue-point="2" draw:end-shape="id2" svg:d="M14500 3600v1200h-9000v1200" svg:viewBox="0 0 9001 2401">
          <text:p/>
        </draw:connector>
        <draw:connector draw:style-name="gr4" draw:text-style-name="P1" draw:layer="layout" svg:x1="14.5cm" svg:y1="3.6cm" svg:x2="11.5cm" svg:y2="6cm" draw:start-shape="id1" draw:start-glue-point="2" draw:end-shape="id3" svg:d="M14500 3600v1200h-3000v1200" svg:viewBox="0 0 3001 2401">
          <text:p/>
        </draw:connector>
        <draw:connector draw:style-name="gr4" draw:text-style-name="P1" draw:layer="layout" svg:x1="14.5cm" svg:y1="3.6cm" svg:x2="17.5cm" svg:y2="6cm" draw:start-shape="id1" draw:start-glue-point="2" draw:end-shape="id4" svg:d="M14500 3600v1200h3000v1200" svg:viewBox="0 0 3001 2401">
          <text:p/>
        </draw:connector>
        <draw:connector draw:style-name="gr4" draw:text-style-name="P1" draw:layer="layout" svg:x1="14.5cm" svg:y1="3.6cm" svg:x2="23.5cm" svg:y2="6cm" draw:start-shape="id1" draw:start-glue-point="2" draw:end-shape="id5" svg:d="M14500 3600v1200h9000v1200" svg:viewBox="0 0 9001 2401">
          <text:p/>
        </draw:connector>
        <draw:custom-shape draw:style-name="gr2" draw:text-style-name="P1" xml:id="id7" draw:id="id7" draw:layer="layout" svg:width="5cm" svg:height="2.6cm" svg:x="1cm" svg:y="15cm">
          <text:p text:style-name="P1"><text:span text:style-name="T1">ABRIR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5cm" svg:height="2.6cm" svg:x="11cm" svg:y="15cm">
          <text:p text:style-name="P1"><text:span text:style-name="T1">LEO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5cm" svg:height="2.6cm" svg:x="19cm" svg:y="15cm">
          <text:p text:style-name="P1"><text:span text:style-name="T1">GENERAR</text:span></text:p>
          <text:p text:style-name="P1"><text:span text:style-name="T1">LISTADO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.5cm" svg:y1="12.6cm" svg:x2="3.5cm" svg:y2="15cm" draw:start-shape="id6" draw:start-glue-point="2" draw:end-shape="id7" svg:d="M14500 12600v1200h-11000v1200" svg:viewBox="0 0 11001 2401">
          <text:p/>
        </draw:connector>
        <draw:connector draw:style-name="gr4" draw:text-style-name="P1" draw:layer="layout" svg:x1="14.5cm" svg:y1="12.6cm" svg:x2="13.5cm" svg:y2="15cm" draw:start-shape="id6" draw:start-glue-point="2" draw:end-shape="id8" svg:d="M14500 12600v1200h-1000v1200" svg:viewBox="0 0 1001 2401">
          <text:p/>
        </draw:connector>
        <draw:connector draw:style-name="gr4" draw:text-style-name="P1" draw:layer="layout" svg:x1="14.5cm" svg:y1="12.6cm" svg:x2="21.5cm" svg:y2="15cm" draw:start-shape="id6" draw:start-glue-point="2" draw:end-shape="id9" draw:end-glue-point="0" svg:d="M14500 12600v1200h7000v1200" svg:viewBox="0 0 7001 2401">
          <text:p/>
        </draw:connector>
        <draw:frame draw:style-name="gr5" draw:text-style-name="P1" draw:layer="layout" svg:width="4cm" svg:height="2.25cm" svg:x="24.2cm" svg:y="15.05cm">
          <draw:text-box>
            <text:p>H/ </text:p>
            <text:p>eof-empr</text:p>
          </draw:text-box>
        </draw:frame>
        <draw:custom-shape draw:style-name="gr2" draw:text-style-name="P1" xml:id="id10" draw:id="id10" draw:layer="layout" svg:width="4cm" svg:height="2.6cm" svg:x="1cm" svg:y="20cm">
          <text:p text:style-name="P1"><text:span text:style-name="T1">ABRIR TIMES, </text:span></text:p>
          <text:p text:style-name="P1"><text:span text:style-name="T1">CONSULTORES</text:span></text:p>
          <text:p text:style-name="P1"><text:span text:style-name="T1">Y TARI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4cm" svg:height="2.6cm" svg:x="10cm" svg:y="20cm">
          <text:p text:style-name="P1"><text:span text:style-name="T1">BUSCO</text:span></text:p>
          <text:p text:style-name="P1"><text:span text:style-name="T1">CUIT</text:span></text:p>
          <text:p text:style-name="P1"><text:span text:style-name="T1">EN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4" draw:id="id14" draw:layer="layout" svg:width="4cm" svg:height="2.6cm" svg:x="2cm" svg:y="25cm">
          <text:p text:style-name="P1">fecha-antes </text:p>
          <text:p text:style-name="P1">← fec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4cm" svg:height="2.6cm" svg:x="19cm" svg:y="20cm">
          <text:p text:style-name="P1"><text:span text:style-name="T1">PROCESAR</text:span></text:p>
          <text:p text:style-name="P1"><text:span text:style-name="T1">DATOS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1.5cm" svg:y1="17.6cm" svg:x2="3cm" svg:y2="20cm" draw:start-shape="id9" draw:start-glue-point="2" draw:end-shape="id10" svg:d="M21500 17600v1200h-18500v1200" svg:viewBox="0 0 18501 2401">
          <text:p/>
        </draw:connector>
        <draw:connector draw:style-name="gr4" draw:text-style-name="P1" draw:layer="layout" svg:x1="21.5cm" svg:y1="17.6cm" svg:x2="21cm" svg:y2="20cm" draw:start-shape="id9" draw:start-glue-point="2" draw:end-shape="id11" svg:d="M21500 17600v1200h-500v1200" svg:viewBox="0 0 501 2401">
          <text:p/>
        </draw:connector>
        <draw:connector draw:style-name="gr4" draw:text-style-name="P1" draw:layer="layout" svg:x1="21.5cm" svg:y1="17.6cm" svg:x2="12cm" svg:y2="20cm" draw:start-shape="id9" draw:start-glue-point="2" draw:end-shape="id12" svg:d="M21500 17600v1200h-9500v1200" svg:viewBox="0 0 9501 2401">
          <text:p/>
        </draw:connector>
        <draw:custom-shape draw:style-name="gr2" draw:text-style-name="P1" xml:id="id13" draw:id="id13" draw:layer="layout" svg:width="4cm" svg:height="2.6cm" svg:x="5.5cm" svg:y="20cm">
          <text:p text:style-name="P1"><text:span text:style-name="T1">cuit-antes</text:span></text:p>
          <text:p text:style-name="P1"><text:span text:style-name="T1">← </text:span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262cm" svg:x1="21.5cm" svg:y1="17.6cm" svg:x2="7.5cm" svg:y2="20cm" draw:end-shape="id13" draw:end-glue-point="0" svg:d="M21500 17600v1200h-14000v1200" svg:viewBox="0 0 14001 2401">
          <text:p/>
        </draw:connector>
        <draw:custom-shape draw:style-name="gr2" draw:text-style-name="P1" draw:layer="layout" svg:width="4cm" svg:height="2.6cm" svg:x="14.6cm" svg:y="20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2" draw:id="id22" draw:layer="layout" svg:width="4cm" svg:height="2.6cm" svg:x="24.7cm" svg:y="20cm">
          <text:p text:style-name="P1"><text:span text:style-name="T1">IMPRIMIR</text:span></text:p>
          <text:p text:style-name="P1"><text:span text:style-name="T1">TOTAL GRAL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.3cm" svg:height="2.484cm" svg:x="22.8cm" svg:y="20.116cm">
          <draw:text-box>
            <text:p>H/ </text:p>
            <text:p>eof-</text:p>
            <text:p>times</text:p>
          </draw:text-box>
        </draw:frame>
        <draw:custom-shape draw:style-name="gr2" draw:text-style-name="P1" xml:id="id16" draw:id="id16" draw:layer="layout" svg:width="4cm" svg:height="2.6cm" svg:x="10.3cm" svg:y="29cm">
          <text:p text:style-name="P1">cuit = </text:p>
          <text:p text:style-name="P1">cuit-empres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0.8cm" svg:height="0.962cm" svg:x="13.5cm" svg:y="28.9cm">
          <draw:text-box>
            <text:p>o</text:p>
          </draw:text-box>
        </draw:frame>
        <draw:custom-shape draw:style-name="gr2" draw:text-style-name="P1" xml:id="id17" draw:id="id17" draw:layer="layout" svg:width="4cm" svg:height="2.6cm" svg:x="3cm" svg:y="33cm">
          <text:p text:style-name="P1">BUSCAR</text:p>
          <text:p text:style-name="P1">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4cm" svg:height="2.6cm" svg:x="7.5cm" svg:y="33cm">
          <text:p text:style-name="P1">IMPRIMIR</text:p>
          <text:p text:style-name="P1">LINEA</text:p>
          <text:p text:style-name="P1">CONUL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9" draw:id="id19" draw:layer="layout" svg:width="4cm" svg:height="2.6cm" svg:x="12cm" svg:y="33cm">
          <text:p text:style-name="P1">imp-fecha ← </text:p>
          <text:p text:style-name="P1">+imp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0" draw:id="id20" draw:layer="layout" svg:width="4cm" svg:height="2.6cm" svg:x="16.6cm" svg:y="33cm">
          <text:p text:style-name="P1">hs-fecha ← </text:p>
          <text:p text:style-name="P1">+hor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layout" svg:width="4cm" svg:height="2.6cm" svg:x="10.3cm" svg:y="25cm">
          <text:p text:style-name="P1"><text:span text:style-name="T1">PROCESAR</text:span></text:p>
          <text:p text:style-name="P1"><text:span text:style-name="T1">DATOS</text:span></text:p>
          <text:p text:style-name="P1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1cm" svg:y1="22.6cm" svg:x2="4cm" svg:y2="25cm" draw:start-shape="id11" draw:start-glue-point="2" draw:end-shape="id14" draw:end-glue-point="0" svg:d="M21000 22600v1200h-17000v1200" svg:viewBox="0 0 17001 2401">
          <text:p/>
        </draw:connector>
        <draw:connector draw:style-name="gr7" draw:text-style-name="P1" draw:layer="layout" svg:x1="21cm" svg:y1="22.6cm" svg:x2="12.3cm" svg:y2="25cm" draw:start-shape="id11" draw:start-glue-point="2" draw:end-shape="id15" svg:d="M21000 22600v1200h-8700v1200" svg:viewBox="0 0 8701 2401">
          <text:p/>
        </draw:connector>
        <draw:g>
          <draw:path draw:style-name="gr8" draw:text-style-name="P1" draw:layer="layout" svg:width="2.411cm" svg:height="1.495cm" draw:transform="skewX (0.627271333166762) rotate (0.844913890890455) translate (20cm 23.5cm)" svg:viewBox="0 0 2412 1496" svg:d="M0 0c1506 0 2412 1496 2412 1496">
            <text:p/>
          </draw:path>
          <draw:line draw:style-name="gr9" draw:text-style-name="P1" draw:layer="layout" svg:x1="21.9cm" svg:y1="23.4cm" svg:x2="22cm" svg:y2="23.5cm">
            <text:p/>
          </draw:line>
        </draw:g>
        <draw:g>
          <draw:path draw:style-name="gr8" draw:text-style-name="P1" draw:layer="layout" svg:width="2.411cm" svg:height="1.495cm" draw:transform="skewX (0.627271333166762) rotate (0.844913890890455) translate (20.5cm 18.501cm)" svg:viewBox="0 0 2412 1496" svg:d="M0 0c1506 0 2412 1496 2412 1496">
            <text:p/>
          </draw:path>
          <draw:line draw:style-name="gr9" draw:text-style-name="P1" draw:layer="layout" svg:x1="22.4cm" svg:y1="18.401cm" svg:x2="22.5cm" svg:y2="18.501cm">
            <text:p/>
          </draw:line>
        </draw:g>
        <draw:connector draw:style-name="gr7" draw:text-style-name="P1" draw:layer="layout" svg:x1="12.3cm" svg:y1="27.6cm" svg:x2="12.3cm" svg:y2="29cm" draw:start-shape="id15" draw:start-glue-point="2" draw:end-shape="id16" draw:end-glue-point="0" svg:d="M12300 27600v1400" svg:viewBox="0 0 1 1401">
          <text:p/>
        </draw:connector>
        <draw:connector draw:style-name="gr7" draw:text-style-name="P1" draw:layer="layout" svg:x1="12.3cm" svg:y1="31.6cm" svg:x2="5cm" svg:y2="33cm" draw:start-shape="id16" draw:start-glue-point="2" draw:end-shape="id17" svg:d="M12300 31600v700h-7300v700" svg:viewBox="0 0 7301 1401">
          <text:p/>
        </draw:connector>
        <draw:connector draw:style-name="gr7" draw:text-style-name="P1" draw:layer="layout" svg:x1="12.3cm" svg:y1="31.6cm" svg:x2="9.5cm" svg:y2="33cm" draw:start-shape="id16" draw:start-glue-point="2" draw:end-shape="id18" draw:end-glue-point="0" svg:d="M12300 31600v700h-2800v700" svg:viewBox="0 0 2801 1401">
          <text:p/>
        </draw:connector>
        <draw:connector draw:style-name="gr7" draw:text-style-name="P1" draw:layer="layout" svg:x1="12.3cm" svg:y1="31.6cm" svg:x2="14cm" svg:y2="33cm" draw:start-shape="id16" draw:start-glue-point="2" draw:end-shape="id19" svg:d="M12300 31600v700h1700v700" svg:viewBox="0 0 1701 1401">
          <text:p/>
        </draw:connector>
        <draw:connector draw:style-name="gr7" draw:text-style-name="P1" draw:layer="layout" svg:x1="12.3cm" svg:y1="31.6cm" svg:x2="18.6cm" svg:y2="33cm" draw:start-shape="id16" draw:start-glue-point="2" draw:end-shape="id20" draw:end-glue-point="0" svg:d="M12300 31600v700h6300v700" svg:viewBox="0 0 6301 1401">
          <text:p/>
        </draw:connector>
        <draw:g>
          <draw:path draw:style-name="gr8" draw:text-style-name="P1" draw:layer="layout" svg:width="2.411cm" svg:height="1.495cm" draw:transform="skewX (0.627271333166762) rotate (0.844913890890455) translate (11.3cm 28.501cm)" svg:viewBox="0 0 2412 1496" svg:d="M0 0c1506 0 2412 1496 2412 1496">
            <text:p/>
          </draw:path>
          <draw:line draw:style-name="gr9" draw:text-style-name="P1" draw:layer="layout" svg:x1="13.2cm" svg:y1="28.401cm" svg:x2="13.3cm" svg:y2="28.501cm">
            <text:p/>
          </draw:line>
        </draw:g>
        <draw:frame draw:style-name="gr5" draw:text-style-name="P1" draw:layer="layout" svg:width="3.7cm" svg:height="3.906cm" svg:x="14.3cm" svg:y="24.416cm">
          <draw:text-box>
            <text:p>H/ </text:p>
            <text:p>eof-times</text:p>
            <text:p>or fecha &lt;&gt; fecha-antes</text:p>
          </draw:text-box>
        </draw:frame>
        <draw:custom-shape draw:style-name="gr2" draw:text-style-name="P1" xml:id="id23" draw:id="id23" draw:layer="layout" svg:width="4cm" svg:height="2.6cm" svg:x="21.4cm" svg:y="25cm">
          <text:p text:style-name="P1">IMPRIMIR</text:p>
          <text:p text:style-name="P1">TOTAL POR</text:p>
          <text:p text:style-name="P1">FEC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1" draw:id="id21" draw:layer="layout" svg:width="4cm" svg:height="2.6cm" svg:x="21.1cm" svg:y="33cm">
          <text:p text:style-name="P1">tot-gral ← </text:p>
          <text:p text:style-name="P1">+impor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2.3cm" svg:y1="31.6cm" svg:x2="23.1cm" svg:y2="33cm" draw:start-shape="id16" draw:start-glue-point="2" draw:end-shape="id21" svg:d="M12300 31600v700h10800v700" svg:viewBox="0 0 10801 1401">
          <text:p/>
        </draw:connector>
        <draw:connector draw:style-name="gr7" draw:text-style-name="P1" draw:layer="layout" svg:x1="21.5cm" svg:y1="17.6cm" svg:x2="26.7cm" svg:y2="20cm" draw:start-shape="id9" draw:end-shape="id22" draw:end-glue-point="0" svg:d="M21500 17600v1200h5200v1200" svg:viewBox="0 0 5201 2401">
          <text:p/>
        </draw:connector>
        <draw:connector draw:style-name="gr7" draw:text-style-name="P1" draw:layer="layout" svg:x1="21cm" svg:y1="22.6cm" svg:x2="23.4cm" svg:y2="25cm" draw:start-shape="id11" draw:start-glue-point="2" draw:end-shape="id23" svg:d="M21000 22600v1200h2400v1200" svg:viewBox="0 0 24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5T23:21:24.626520362</meta:creation-date>
    <dc:date>2015-06-06T00:55:40.050243241</dc:date>
    <meta:editing-duration>PT1H8M18S</meta:editing-duration>
    <meta:editing-cycles>7</meta:editing-cycles>
    <meta:generator>LibreOffice/4.2.8.2$Linux_X86_64 LibreOffice_project/420m0$Build-2</meta:generator>
    <meta:document-statistic meta:object-count="61"/>
  </office:meta>
</office:document-meta>
</file>